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5.193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8.6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வகை</text:p>
          </table:table-cell>
          <table:table-cell table:style-name="ce1" office:value-type="string" calcext:value-type="string">
            <text:p>பெயர்</text:p>
          </table:table-cell>
          <table:table-cell table:style-name="ce1" office:value-type="string" calcext:value-type="string">
            <text:p>தமிழாக்கம்</text:p>
          </table:table-cell>
          <table:table-cell table:style-name="ce1" office:value-type="string" calcext:value-type="string">
            <text:p>இணைப்பு</text:p>
          </table:table-cell>
          <table:table-cell table:style-name="ce1" office:value-type="string" calcext:value-type="string">
            <text:p>கருத்து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எதிர்கால குறியீட்டாளர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ta.futurecoder.io/" xlink:type="simple">https://ta.futurecoder.io/</text:a>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3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தோனி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thonny.org/" xlink:type="simple">https://thonny.org/</text:a></text:p>
          </table:table-cell>
          <table:table-cell table:style-name="ce4" office:value-type="string" calcext:value-type="string">
            <text:p>பைத்தான் ஒருங்கிணைந்த வளர்ச்சி சூழல். </text:p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4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எல்லாம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www.voidtools.com/downloads/" xlink:type="simple">https://www.voidtools.com/downloads/</text:a>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5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விஎல்சி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<text:a xlink:href="https://www.videolan.org/vlc/#download" xlink:type="simple">https://www.videolan.org/vlc/#download</text:a>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அழகி+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<text:a xlink:href="https://www.azhagi.com/azhagi-free-apps-store.php" xlink:type="simple">https://www.azhagi.com/azhagi-free-apps-store.php</text:a>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3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இனிய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<text:a xlink:href="https://www.iniyatamil.com/Downloads" xlink:type="simple">https://www.iniyatamil.com/Downloads</text:a>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6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கோப்புசில்லா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filezilla-project.org/download.php?type=client" xlink:type="simple">https://filezilla-project.org/download.php?type=client</text:a>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6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ஆமைகிட்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a xlink:href="https://tortoisegit.org/download/" xlink:type="simple">https://tortoisegit.org/download/</text:a>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5">
          <table:table-cell table:style-name="ce4" office:value-type="string" calcext:value-type="string">
            <text:p>அலுவகம்</text:p>
          </table:table-cell>
          <table:table-cell table:number-columns-repeated="2"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https://download.documentfoundation.org/libreoffice/portable/7.4.5/LibreOfficePortable_7.4.5_MultilingualAll.paf.exe</text:a>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  <table:database-ranges>
        <table:database-range table:name="__Anonymous_Sheet_DB__0" table:target-range-address="தாள்1.A1:தாள்1.E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02T01:12:31.895000000</dc:date>
    <meta:editing-duration>PT1H18M42S</meta:editing-duration>
    <meta:editing-cycles>18</meta:editing-cycles>
    <meta:generator>LibreOffice/7.4.3.2$Windows_x86 LibreOffice_project/1048a8393ae2eeec98dff31b5c133c5f1d08b890</meta:generator>
    <meta:document-statistic meta:table-count="1" meta:cell-count="50" meta:object-count="0"/>
  </office:meta>
</office:document-meta>
</file>